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9047435969133101818" text:style-name="L1">
        <text:list-item>
          <text:list>
            <text:list-header>
              <text:p text:style-name="P14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7803405332250247567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28278297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/>
      <text:p text:style-name="P9"/>
      <text:p text:style-name="P9"/>
      <text:p text:style-name="P10"/>
      <text:p text:style-name="P1"/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12T08:07:34.36</dc:date>
    <dc:creator>James Lombardi</dc:creator>
    <meta:editing-duration>P1DT18H14M29S</meta:editing-duration>
    <meta:editing-cycles>153</meta:editing-cycles>
    <meta:generator>OpenOffice/4.1.2$Win32 OpenOffice.org_project/412m3$Build-9782</meta:generator>
    <meta:document-statistic meta:table-count="0" meta:image-count="0" meta:object-count="0" meta:page-count="7" meta:paragraph-count="150" meta:word-count="2335" meta:character-count="11115"/>
  </office:meta>
</office:document-meta>
</file>